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BB8E8F955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0.75cm">
          <draw:text-box>
            <text:p>Robin Williams <text:s/>(1951-2014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9.5cm" svg:height="7.125cm" svg:x="1cm" svg:y="1.788cm">
          <draw:image xlink:href="Pictures/1000000100000FA000000BB8E8F955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3T15:55:26.508324500</dc:date>
    <meta:editing-duration>PT28M26S</meta:editing-duration>
    <meta:editing-cycles>18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